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49.93mm"/>
    </style:style>
    <style:style style:name="co4" style:family="table-column">
      <style:table-column-properties fo:break-before="auto" style:column-width="3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Status Co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nde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VLOOKUP([.B2];[.$F$1:.$G$6];2; )" office:value-type="string" office:string-value="Landed" calcext:value-type="string">
            <text:p>Landed</text:p>
          </table:table-cell>
          <table:table-cell office:value-type="string" calcext:value-type="string">
            <text:p>Iin discesa diret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atto Piattaform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VLOOKUP([.B3];[.$F$1:.$G$6];2; )" office:value-type="string" office:string-value="Landed" calcext:value-type="string">
            <text:p>Landed</text:p>
          </table:table-cell>
          <table:table-cell office:value-type="string" calcext:value-type="string">
            <text:p>Dalla posizione più lontana, in plan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nded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VLOOKUP([.B4];[.$F$1:.$G$6];2; )" office:value-type="string" office:string-value="Landed" calcext:value-type="string">
            <text:p>Landed</text:p>
          </table:table-cell>
          <table:table-cell office:value-type="string" calcext:value-type="string">
            <text:p>Tutto il carburan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atto fuor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VLOOKUP([.B5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In discesa diretta, impatto 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e carburante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formula="of:=VLOOKUP([.B6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Dalla posizione più lontana, in planata, impatto a 0 m/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uori area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formula="of:=VLOOKUP([.B7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in discesa diretta, impatto max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formula="of:=VLOOKUP([.B8];[.$F$1:.$G$6];2; )" office:value-type="string" office:string-value="Landed out" calcext:value-type="string">
            <text:p>Landed out</text:p>
          </table:table-cell>
          <table:table-cell office:value-type="string" calcext:value-type="string">
            <text:p>in discesa diretta, appena fuori della piattaforma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table:formula="of:=VLOOKUP([.B9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In discesa diretta, a 10m dalla piattaforma, impatto minimo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table:formula="of:=VLOOKUP([.B10];[.$F$1:.$G$6];2; )" office:value-type="string" office:string-value="Landed out" calcext:value-type="string">
            <text:p>Landed out</text:p>
          </table:table-cell>
          <table:table-cell office:value-type="string" calcext:value-type="string">
            <text:p>Dalla posizione più lontana, in planata, a 10m della piattaforma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table:formula="of:=VLOOKUP([.B11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Dalla posizione più lontana, in planata, a 10m dalla piattaforma, impatto min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table:formula="of:=VLOOKUP([.B12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Dalla posizione più lontana, in planata, impatto max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table:formula="of:=VLOOKUP([.B13];[.$F$1:.$G$6];2; )" office:value-type="string" office:string-value="Landed out" calcext:value-type="string">
            <text:p>Landed out</text:p>
          </table:table-cell>
          <table:table-cell office:value-type="string" calcext:value-type="string">
            <text:p>Dalla posizione più lontana, in discesa diretta, a 100m dalla piattaforma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table:formula="of:=VLOOKUP([.B14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Dalla posizione più lontana, in discesa diretta, a 100m dalla piattaforma, impatto a 0 m/s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table:formula="of:=VLOOKUP([.B15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Dalla posizione sopra la piattaforma, in discesa diretta, a 10m dalla piattaforma, impatto max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82"/></text:p>
          </table:table-cell>
          <table:table-cell office:value-type="string" calcext:value-type="string">
            <text:p>Dalla posizione più lontana, in discesa diretta, a 100m dalla piattaforma, impatto max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table:formula="of:=VLOOKUP([.B17];[.$F$1:.$G$6];2; )" office:value-type="string" office:string-value="Fine carburante" calcext:value-type="string">
            <text:p>Fine carburante</text:p>
          </table:table-cell>
          <table:table-cell office:value-type="string" calcext:value-type="string">
            <text:p>Volo verso la piattaforma, altezza 0m, distanza 0m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table:formula="of:=VLOOKUP([.B18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Tutto il carburante, impatto min</text:p>
          </table:table-cell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6" calcext:value-type="float">
            <text:p>6</text:p>
          </table:table-cell>
          <table:table-cell table:formula="of:=VLOOKUP([.B19];[.$F$1:.$G$6];2; )" office:value-type="string" office:string-value="Fuori area" calcext:value-type="string">
            <text:p>Fuori area</text:p>
          </table:table-cell>
          <table:table-cell office:value-type="string" calcext:value-type="string">
            <text:p>Da 100m, uscita a 0 m di distanza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" calcext:value-type="float">
            <text:p>6</text:p>
          </table:table-cell>
          <table:table-cell table:formula="of:=VLOOKUP([.B20];[.$F$1:.$G$6];2; )" office:value-type="string" office:string-value="Fuori area" calcext:value-type="string">
            <text:p>Fuori area</text:p>
          </table:table-cell>
          <table:table-cell office:value-type="string" calcext:value-type="string">
            <text:p>Da 80m, uscita a 0 m di distanza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table:formula="of:=VLOOKUP([.B21];[.$F$1:.$G$6];2; )" office:value-type="string" office:string-value="Impatto Piattaforma" calcext:value-type="string">
            <text:p>Impatto Piattaforma</text:p>
          </table:table-cell>
          <table:table-cell office:value-type="string" calcext:value-type="string">
            <text:p>Tutto il carburante, impatto max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" calcext:value-type="float">
            <text:p>5</text:p>
          </table:table-cell>
          <table:table-cell table:formula="of:=VLOOKUP([.B22];[.$F$1:.$G$6];2; )" office:value-type="string" office:string-value="Fine carburante" calcext:value-type="string">
            <text:p>Fine carburante</text:p>
          </table:table-cell>
          <table:table-cell office:value-type="string" calcext:value-type="string">
            <text:p>Volo verso la piattaforma, altezza 0m, distanza 100m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" calcext:value-type="float">
            <text:p>5</text:p>
          </table:table-cell>
          <table:table-cell table:formula="of:=VLOOKUP([.B23];[.$F$1:.$G$6];2; )" office:value-type="string" office:string-value="Fine carburante" calcext:value-type="string">
            <text:p>Fine carburante</text:p>
          </table:table-cell>
          <table:table-cell office:value-type="string" calcext:value-type="string">
            <text:p>Volo verso la piattaforma, altezza 150m, distanza 0m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  <table:table-cell table:formula="of:=VLOOKUP([.B24];[.$F$1:.$G$6];2; )" office:value-type="string" office:string-value="Fuori area" calcext:value-type="string">
            <text:p>Fuori area</text:p>
          </table:table-cell>
          <table:table-cell office:value-type="string" calcext:value-type="string">
            <text:p>Fuori area verso la piattafoma, uscita a 106 m di distanza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5" calcext:value-type="float">
            <text:p>5</text:p>
          </table:table-cell>
          <table:table-cell table:formula="of:=VLOOKUP([.B25];[.$F$1:.$G$6];2; )" office:value-type="string" office:string-value="Fine carburante" calcext:value-type="string">
            <text:p>Fine carburante</text:p>
          </table:table-cell>
          <table:table-cell office:value-type="string" calcext:value-type="string">
            <text:p>Volo verso la piattaforma, altezza 150m, distanza 100m</text:p>
          </table:table-cell>
          <table:table-cell table:number-columns-repeated="3"/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3" calcext:value-type="float">
            <text:p>3</text:p>
          </table:table-cell>
          <table:table-cell table:formula="of:=VLOOKUP([.B26];[.$F$1:.$G$6];2; )" office:value-type="string" office:string-value="Landed out" calcext:value-type="string">
            <text:p>Landed out</text:p>
          </table:table-cell>
          <table:table-cell office:value-type="string" calcext:value-type="string">
            <text:p>Tutto il carburante, a 324m dalla piattaforma</text:p>
          </table:table-cell>
          <table:table-cell table:number-columns-repeated="3"/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4" calcext:value-type="float">
            <text:p>4</text:p>
          </table:table-cell>
          <table:table-cell table:formula="of:=VLOOKUP([.B27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Tutto carburante, a 324m dalla piattaforma, impatto a 0 m/s</text:p>
          </table:table-cell>
          <table:table-cell table:number-columns-repeated="3"/>
        </table:table-row>
        <table:table-row table:style-name="ro1">
          <table:table-cell office:value-type="float" office:value="-321" calcext:value-type="float">
            <text:p>-321</text:p>
          </table:table-cell>
          <table:table-cell office:value-type="float" office:value="4" calcext:value-type="float">
            <text:p>4</text:p>
          </table:table-cell>
          <table:table-cell table:formula="of:=VLOOKUP([.B28];[.$F$1:.$G$6];2; )" office:value-type="string" office:string-value="Impatto fuori" calcext:value-type="string">
            <text:p>Impatto fuori</text:p>
          </table:table-cell>
          <table:table-cell office:value-type="string" calcext:value-type="string">
            <text:p>Tutto carburante, a 324m dalla piattaforma, impatto max</text:p>
          </table:table-cell>
          <table:table-cell table:number-columns-repeated="3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5" calcext:value-type="float">
            <text:p>5</text:p>
          </table:table-cell>
          <table:table-cell table:formula="of:=VLOOKUP([.B29];[.$F$1:.$G$6];2; )" office:value-type="string" office:string-value="Fine carburante" calcext:value-type="string">
            <text:p>Fine carburante</text:p>
          </table:table-cell>
          <table:table-cell office:value-type="string" calcext:value-type="string">
            <text:p>Dal punto più distante, volo opposto alla piattaforma, altezza max</text:p>
          </table:table-cell>
          <table:table-cell table:number-columns-repeated="3"/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6" calcext:value-type="float">
            <text:p>6</text:p>
          </table:table-cell>
          <table:table-cell table:formula="of:=VLOOKUP([.B30];[.$F$1:.$G$6];2; )" office:value-type="string" office:string-value="Fuori area" calcext:value-type="string">
            <text:p>Fuori area</text:p>
          </table:table-cell>
          <table:table-cell office:value-type="string" calcext:value-type="string">
            <text:p>Tutto il carburante, opposto alla piattafoma, uscita a 324 m di distanza</text:p>
          </table:table-cell>
          <table:table-cell table:number-columns-repeated="3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tur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 table:visibility="filter">
          <table:table-cell office:value-type="float" office:value="-15" calcext:value-type="float">
            <text:p>-15</text:p>
          </table:table-cell>
        </table:table-row>
        <table:table-row table:style-name="ro1" table:visibility="filter">
          <table:table-cell office:value-type="float" office:value="-15" calcext:value-type="float">
            <text:p>-15</text:p>
          </table:table-cell>
        </table:table-row>
        <table:table-row table:style-name="ro1" table:visibility="filter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 table:visibility="filter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 table:visibility="filter">
          <table:table-cell office:value-type="float" office:value="-30" calcext:value-type="float">
            <text:p>-30</text:p>
          </table:table-cell>
        </table:table-row>
        <table:table-row table:style-name="ro1" table:visibility="filter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 table:visibility="filter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 table:visibility="filter">
          <table:table-cell office:value-type="float" office:value="-60" calcext:value-type="float">
            <text:p>-60</text:p>
          </table:table-cell>
        </table:table-row>
        <table:table-row table:style-name="ro1" table:visibility="filter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</table:table-row>
        <table:table-row table:style-name="ro1" table:visibility="filter">
          <table:table-cell office:value-type="float" office:value="-306" calcext:value-type="float">
            <text:p>-306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</table:table-row>
        <table:table-row table:style-name="ro1">
          <table:table-cell office:value-type="float" office:value="-337" calcext:value-type="float">
            <text:p>-337</text:p>
          </table:table-cell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</table:table-row>
        <table:table-row table:style-name="ro1">
          <table:table-cell office:value-type="float" office:value="-337" calcext:value-type="float">
            <text:p>-337</text:p>
          </table:table-cell>
        </table:table-row>
      </table:table>
      <table:named-expressions/>
      <table:database-ranges>
        <table:database-range table:name="__Anonymous_DB__1" table:target-range-address="Foglio2.A2:Foglio2.A30" table:contains-header="false"/>
        <table:database-range table:name="__Anonymous_Sheet_DB__0" table:target-range-address="Foglio1.A1:Foglio1.D1048576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46:54.21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2:05:24.383000000</meta:creation-date>
    <dc:date>2021-04-12T20:34:44.545000000</dc:date>
    <meta:editing-duration>PT1H28M43S</meta:editing-duration>
    <meta:editing-cycles>7</meta:editing-cycles>
    <meta:generator>LibreOffice/6.2.0.3$Windows_X86_64 LibreOffice_project/98c6a8a1c6c7b144ce3cc729e34964b47ce25d62</meta:generator>
    <meta:document-statistic meta:table-count="3" meta:cell-count="181" meta:object-count="0"/>
  </office:meta>
</office:document-meta>
</file>